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your name</text:p>
      <text:p text:style-name="Date">7/6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ODT Document</dc:title>
    <dc:description/>
    <dc:subject/>
    <meta:keyword/>
    <meta:initial-creator>your name</meta:initial-creator>
    <dc:creator>your name</dc:creator>
    <meta:creation-date>2021-07-06T16:47:19Z</meta:creation-date>
    <dc:date>2021-07-06T16:47:19Z</dc:date>
    <meta:user-defined meta:name="date" meta:value-type="string">7/6/2021</meta:user-defined>
    <meta:user-defined meta:name="output" meta:value-type="string">odt_document</meta:user-defined>
  </office:meta>
</office:document-meta>
</file>